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F00000098EC242C6E.png" manifest:media-type="image/png"/>
  <manifest:file-entry manifest:full-path="Pictures/100002010000012200000127E5C53F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72cm" svg:height="7.804cm" svg:x="1.613cm" svg:y="1.076cm">
          <draw:image xlink:href="Pictures/100002010000012200000127E5C53FC3.png" xlink:type="simple" xlink:show="embed" xlink:actuate="onLoad">
            <text:p/>
          </draw:image>
        </draw:frame>
        <draw:frame draw:style-name="gr2" draw:layer="layout" svg:width="3.393cm" svg:height="0.962cm" svg:x="3.413cm" svg:y="9.236cm">
          <draw:text-box>
            <text:p>AND Gate</text:p>
          </draw:text-box>
        </draw:frame>
        <draw:frame draw:style-name="gr1" draw:text-style-name="P1" draw:layer="layout" svg:width="6.746cm" svg:height="4.021cm" svg:x="10.779cm" svg:y="2.551cm">
          <draw:image xlink:href="Pictures/10000201000000FF00000098EC242C6E.png" xlink:type="simple" xlink:show="embed" xlink:actuate="onLoad">
            <text:p/>
          </draw:image>
        </draw:frame>
        <draw:frame draw:style-name="gr2" draw:layer="layout" svg:width="3.321cm" svg:height="0.962cm" svg:x="12.811cm" svg:y="9.29cm">
          <draw:text-box>
            <text:p>S-R Lat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30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16:16:59.152428800</meta:creation-date>
    <dc:date>2016-03-13T16:20:55.772625160</dc:date>
    <meta:editing-duration>PT1M19S</meta:editing-duration>
    <meta:editing-cycles>3</meta:editing-cycles>
    <meta:generator>LibreOffice/4.2.8.2$Linux_X86_64 LibreOffice_project/420m0$Build-2</meta:generator>
    <meta:document-statistic meta:object-count="4"/>
  </office:meta>
</office:document-meta>
</file>